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282.5" calcext:value-type="float">
            <text:p>282.5</text:p>
          </table:table-cell>
          <table:table-cell table:number-columns-repeated="4"/>
          <table:table-cell table:formula="of:=(486-[.B2])" office:value-type="float" office:value="203.5" calcext:value-type="float">
            <text:p>203.5</text:p>
          </table:table-cell>
          <table:table-cell table:formula="of:=([.G2]/8)" office:value-type="float" office:value="25.4375" calcext:value-type="float">
            <text:p>25.437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string" calcext:value-type="string">
            <text:p>Orig: 6.233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4T07:38:39" calcext:value-type="date">
            <text:p>2025-04-04 07:38:39</text:p>
          </table:table-cell>
          <table:table-cell table:style-name="ce4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7T07:35:29" calcext:value-type="date">
            <text:p>2025-04-07 07:35:29</text:p>
          </table:table-cell>
          <table:table-cell table:style-name="ce4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RENDERED WORKING HOLIDA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1T07:59:27" calcext:value-type="date">
            <text:p>2025-04-11 07:59:27</text:p>
          </table:table-cell>
          <table:table-cell table:style-name="ce4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4T07:49:38" calcext:value-type="date">
            <text:p>2025-04-14 07:49:38</text:p>
          </table:table-cell>
          <table:table-cell table:style-name="ce4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5T07:55:11" calcext:value-type="date">
            <text:p>2025-04-15 07:55: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* di pa nacoun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-00-0000</text:date>, <text:time style:data-style-name="N2" text:time-value="16:54:09.739174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21T16:54:39.808530136</dc:date>
    <meta:editing-duration>PT1H14M58S</meta:editing-duration>
    <meta:editing-cycles>19</meta:editing-cycles>
    <meta:generator>LibreOffice/24.2.7.2$Linux_X86_64 LibreOffice_project/420$Build-2</meta:generator>
    <meta:document-statistic meta:table-count="1" meta:cell-count="263" meta:object-count="0"/>
  </office:meta>
</office:document-meta>
</file>